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>
      <style:text-properties fo:background-color="#C0C0C0"/>
    </style:style>
    <style:style style:name="P3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" style:parent-style-name="Standard" style:list-style-name="LFO1" style:family="paragraph">
      <style:text-properties fo:background-color="#C0C0C0"/>
    </style:style>
    <style:style style:name="P5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7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" style:parent-style-name="Standard" style:list-style-name="LFO1" style:family="paragraph"/>
    <style:style style:name="P9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0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1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2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4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5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8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9" style:parent-style-name="Standard" style:list-style-name="LFO1" style:family="paragraph"/>
    <style:style style:name="P20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2" style:parent-style-name="DefaultParagraphFont" style:family="text">
      <style:text-properties fo:background-color="#C0C0C0"/>
    </style:style>
  </office:automatic-styles>
  <office:body>
    <office:text text:use-soft-page-breaks="true">
      <text:list text:style-name="LFO1" text:continue-numbering="true">
        <text:list-item>
          <text:p text:style-name="P1">Dokumentacja</text:p>
        </text:list-item>
        <text:list-item>
          <text:p text:style-name="P2">Komentowanie kodu</text:p>
        </text:list-item>
        <text:list-item>
          <text:p text:style-name="P3">Naprawa niedziałającego odświeżania</text:p>
        </text:list-item>
        <text:list-item>
          <text:p text:style-name="P4">Walidacja danych</text:p>
        </text:list-item>
        <text:list-item>
          <text:p text:style-name="P5">Odświeżanie w tle</text:p>
        </text:list-item>
        <text:list-item>
          <text:p text:style-name="P6">Zapisywanie w tle w dialogach</text:p>
        </text:list-item>
        <text:list-item>
          <text:p text:style-name="P7">Data picker</text:p>
        </text:list-item>
        <text:list-item>
          <text:p text:style-name="P8">Testy jednostkowe</text:p>
        </text:list-item>
        <text:list-item>
          <text:p text:style-name="P9">Transakcje</text:p>
        </text:list-item>
        <text:list-item>
          <text:p text:style-name="P10">ProductsMenu –<text:s/>zmiana formatu daty</text:p>
        </text:list-item>
        <text:list-item>
          <text:p text:style-name="P11">nowa partia – dublowanie się produktów</text:p>
        </text:list-item>
        <text:list-item>
          <text:p text:style-name="P12">Przesunięcie – wywala się</text:p>
        </text:list-item>
        <text:list-item>
          <text:p text:style-name="P13">Przesunięcie – dublowanie magazynów i grup</text:p>
        </text:list-item>
        <text:list-item>
          <text:p text:style-name="P14">Dodawanie nowego partnera – nie działa zmiana danych magazynu partnera – zmienia tylko dane partnera.</text:p>
        </text:list-item>
        <text:list-item>
          <text:p text:style-name="P15">Dodawanie nowego partnera<text:s/>– trzeba dodawać sektor o nieskończonej pojemności (równej zero) a nie tylko sam magazyn</text:p>
        </text:list-item>
        <text:list-item>
          <text:p text:style-name="P16">Wyjątki</text:p>
        </text:list-item>
        <text:list-item>
          <text:p text:style-name="P17">Partie – błąd : można przenieść już wydane pertnerowi (trzeba usunąć przycisk, lub zrobić nieaktywny)</text:p>
        </text:list-item>
        <text:list-item>
          <text:p text:style-name="P18">Przepisać całość z użyciem transakcji.</text:p>
        </text:list-item>
        <text:list-item>
          <text:p text:style-name="P19">W menu Magazyny zmienić wyświetlanie wolnych miejsc na zajęte.</text:p>
        </text:list-item>
        <text:list-item>
          <text:p text:style-name="P20">Poprawić GroupDialog – wywala się. Odwołanie do UI z transakcji.</text:p>
        </text:list-item>
      </text:list>
      <text:p text:style-name="Standard"/>
      <text:p text:style-name="Standard">Jak znajdziesz coś jeszcze do zrobienia, to dodaj do listy, bo tu jest tylko to co mi do głowy przyszło ;)</text:p>
      <text:p text:style-name="Standard"/>
      <text:p text:style-name="Standard"/>
      <text:p text:style-name="Standard">Legenda:</text:p>
      <text:p text:style-name="Standard"><text:span text:style-name="T21">Zrobione</text:span><text:tab/><text:span text:style-name="T22">W trakci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teusz</meta:initial-creator>
    <dc:creator>mateusz</dc:creator>
    <meta:creation-date>2009-04-16T11:32:00Z</meta:creation-date>
    <dc:date>2013-11-03T21:24:00Z</dc:date>
    <meta:template xlink:href="Normal.dotm" xlink:type="simple"/>
    <meta:editing-cycles>2</meta:editing-cycles>
    <meta:editing-duration>PT688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1" meta:character-count="947" meta:row-count="6" meta:non-whitespace-character-count="807"/>
  </office:meta>
</office:document-meta>
</file>